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 lin</text:p>
          </table:table-cell>
          <table:table-cell office:value-type="string">
            <text:p>B lin</text:p>
          </table:table-cell>
          <table:table-cell office:value-type="string">
            <text:p>C lin</text:p>
          </table:table-cell>
          <table:table-cell office:value-type="string">
            <text:p>Sum lin</text:p>
          </table:table-cell>
          <table:table-cell office:value-type="string">
            <text:p>Db</text:p>
          </table:table-cell>
          <table:table-cell office:value-type="string">
            <text:p>Db ABS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table:formula="of:=IF([.A2]=0;0;POWER(10;([.A2]-1)*3/20))" office:value-type="float" office:value="0">
            <text:p>0</text:p>
          </table:table-cell>
          <table:table-cell table:formula="of:=IF([.B2]=0;0;POWER(10;([.B2]-1)*3/20))" office:value-type="float" office:value="0">
            <text:p>0</text:p>
          </table:table-cell>
          <table:table-cell table:formula="of:=IF([.C2]=0;0;POWER(10;([.C2]-1)*3/20))" office:value-type="float" office:value="0">
            <text:p>0</text:p>
          </table:table-cell>
          <table:table-cell table:formula="of:=SUM([.D2:.F2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A3]=0;0;POWER(10;([.A3]-1)*3/20))" office:value-type="float" office:value="1">
            <text:p>1</text:p>
          </table:table-cell>
          <table:table-cell table:formula="of:=IF([.B3]=0;0;POWER(10;([.B3]-1)*3/20))" office:value-type="float" office:value="0">
            <text:p>0</text:p>
          </table:table-cell>
          <table:table-cell table:formula="of:=IF([.C3]=0;0;POWER(10;([.C3]-1)*3/20))" office:value-type="float" office:value="0">
            <text:p>0</text:p>
          </table:table-cell>
          <table:table-cell table:formula="of:=SUM([.D3:.F3])" office:value-type="float" office:value="1">
            <text:p>1</text:p>
          </table:table-cell>
          <table:table-cell/>
          <table:table-cell table:formula="of:=20*LOG10([.G3]/20)" office:value-type="float" office:value="-26.0205999132796">
            <text:p>-26.020599913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IF([.A4]=0;0;POWER(10;([.A4]-1)*3/20))" office:value-type="float" office:value="1.41253754462275">
            <text:p>1.4125375446</text:p>
          </table:table-cell>
          <table:table-cell table:formula="of:=IF([.B4]=0;0;POWER(10;([.B4]-1)*3/20))" office:value-type="float" office:value="0">
            <text:p>0</text:p>
          </table:table-cell>
          <table:table-cell table:formula="of:=IF([.C4]=0;0;POWER(10;([.C4]-1)*3/20))" office:value-type="float" office:value="0">
            <text:p>0</text:p>
          </table:table-cell>
          <table:table-cell table:formula="of:=SUM([.D4:.F4])" office:value-type="float" office:value="1.41253754462275">
            <text:p>1.4125375446</text:p>
          </table:table-cell>
          <table:table-cell table:formula="of:=20*LOG10([.G4]/[.G3])" office:value-type="float" office:value="3">
            <text:p>3</text:p>
          </table:table-cell>
          <table:table-cell table:formula="of:=20*LOG10([.G4]/20)" office:value-type="float" office:value="-23.0205999132796">
            <text:p>-23.020599913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IF([.A5]=0;0;POWER(10;([.A5]-1)*3/20))" office:value-type="float" office:value="1.99526231496888">
            <text:p>1.995262315</text:p>
          </table:table-cell>
          <table:table-cell table:formula="of:=IF([.B5]=0;0;POWER(10;([.B5]-1)*3/20))" office:value-type="float" office:value="0">
            <text:p>0</text:p>
          </table:table-cell>
          <table:table-cell table:formula="of:=IF([.C5]=0;0;POWER(10;([.C5]-1)*3/20))" office:value-type="float" office:value="0">
            <text:p>0</text:p>
          </table:table-cell>
          <table:table-cell table:formula="of:=SUM([.D5:.F5])" office:value-type="float" office:value="1.99526231496888">
            <text:p>1.995262315</text:p>
          </table:table-cell>
          <table:table-cell table:formula="of:=20*LOG10([.G5]/[.G4])" office:value-type="float" office:value="3">
            <text:p>3</text:p>
          </table:table-cell>
          <table:table-cell table:formula="of:=20*LOG10([.G5]/20)" office:value-type="float" office:value="-20.0205999132796">
            <text:p>-20.020599913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IF([.A6]=0;0;POWER(10;([.A6]-1)*3/20))" office:value-type="float" office:value="2.81838293126445">
            <text:p>2.8183829313</text:p>
          </table:table-cell>
          <table:table-cell table:formula="of:=IF([.B6]=0;0;POWER(10;([.B6]-1)*3/20))" office:value-type="float" office:value="0">
            <text:p>0</text:p>
          </table:table-cell>
          <table:table-cell table:formula="of:=IF([.C6]=0;0;POWER(10;([.C6]-1)*3/20))" office:value-type="float" office:value="0">
            <text:p>0</text:p>
          </table:table-cell>
          <table:table-cell table:formula="of:=SUM([.D6:.F6])" office:value-type="float" office:value="2.81838293126445">
            <text:p>2.8183829313</text:p>
          </table:table-cell>
          <table:table-cell table:formula="of:=20*LOG10([.G6]/[.G5])" office:value-type="float" office:value="3">
            <text:p>3</text:p>
          </table:table-cell>
          <table:table-cell table:formula="of:=20*LOG10([.G6]/20)" office:value-type="float" office:value="-17.0205999132796">
            <text:p>-17.020599913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IF([.A7]=0;0;POWER(10;([.A7]-1)*3/20))" office:value-type="float" office:value="3.98107170553497">
            <text:p>3.9810717055</text:p>
          </table:table-cell>
          <table:table-cell table:formula="of:=IF([.B7]=0;0;POWER(10;([.B7]-1)*3/20))" office:value-type="float" office:value="0">
            <text:p>0</text:p>
          </table:table-cell>
          <table:table-cell table:formula="of:=IF([.C7]=0;0;POWER(10;([.C7]-1)*3/20))" office:value-type="float" office:value="0">
            <text:p>0</text:p>
          </table:table-cell>
          <table:table-cell table:formula="of:=SUM([.D7:.F7])" office:value-type="float" office:value="3.98107170553497">
            <text:p>3.9810717055</text:p>
          </table:table-cell>
          <table:table-cell table:formula="of:=20*LOG10([.G7]/[.G6])" office:value-type="float" office:value="3">
            <text:p>3</text:p>
          </table:table-cell>
          <table:table-cell table:formula="of:=20*LOG10([.G7]/20)" office:value-type="float" office:value="-14.0205999132796">
            <text:p>-14.020599913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IF([.A8]=0;0;POWER(10;([.A8]-1)*3/20))" office:value-type="float" office:value="5.62341325190349">
            <text:p>5.6234132519</text:p>
          </table:table-cell>
          <table:table-cell table:formula="of:=IF([.B8]=0;0;POWER(10;([.B8]-1)*3/20))" office:value-type="float" office:value="0">
            <text:p>0</text:p>
          </table:table-cell>
          <table:table-cell table:formula="of:=IF([.C8]=0;0;POWER(10;([.C8]-1)*3/20))" office:value-type="float" office:value="0">
            <text:p>0</text:p>
          </table:table-cell>
          <table:table-cell table:formula="of:=SUM([.D8:.F8])" office:value-type="float" office:value="5.62341325190349">
            <text:p>5.6234132519</text:p>
          </table:table-cell>
          <table:table-cell table:formula="of:=20*LOG10([.G8]/[.G7])" office:value-type="float" office:value="3">
            <text:p>3</text:p>
          </table:table-cell>
          <table:table-cell table:formula="of:=20*LOG10([.G8]/20)" office:value-type="float" office:value="-11.0205999132796">
            <text:p>-11.020599913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IF([.A9]=0;0;POWER(10;([.A9]-1)*3/20))" office:value-type="float" office:value="7.94328234724282">
            <text:p>7.9432823472</text:p>
          </table:table-cell>
          <table:table-cell table:formula="of:=IF([.B9]=0;0;POWER(10;([.B9]-1)*3/20))" office:value-type="float" office:value="0">
            <text:p>0</text:p>
          </table:table-cell>
          <table:table-cell table:formula="of:=IF([.C9]=0;0;POWER(10;([.C9]-1)*3/20))" office:value-type="float" office:value="0">
            <text:p>0</text:p>
          </table:table-cell>
          <table:table-cell table:formula="of:=SUM([.D9:.F9])" office:value-type="float" office:value="7.94328234724282">
            <text:p>7.9432823472</text:p>
          </table:table-cell>
          <table:table-cell table:formula="of:=20*LOG10([.G9]/[.G8])" office:value-type="float" office:value="3">
            <text:p>3</text:p>
          </table:table-cell>
          <table:table-cell table:formula="of:=20*LOG10([.G9]/20)" office:value-type="float" office:value="-8.02059991327962">
            <text:p>-8.02059991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10]=0;0;POWER(10;([.A10]-1)*3/20))" office:value-type="float" office:value="7.94328234724282">
            <text:p>7.9432823472</text:p>
          </table:table-cell>
          <table:table-cell table:formula="of:=IF([.B10]=0;0;POWER(10;([.B10]-1)*3/20))" office:value-type="float" office:value="1">
            <text:p>1</text:p>
          </table:table-cell>
          <table:table-cell table:formula="of:=IF([.C10]=0;0;POWER(10;([.C10]-1)*3/20))" office:value-type="float" office:value="0">
            <text:p>0</text:p>
          </table:table-cell>
          <table:table-cell table:formula="of:=SUM([.D10:.F10])" office:value-type="float" office:value="8.94328234724282">
            <text:p>8.9432823472</text:p>
          </table:table-cell>
          <table:table-cell table:formula="of:=20*LOG10([.G10]/[.G9])" office:value-type="float" office:value="1.0299388405046">
            <text:p>1.0299388405</text:p>
          </table:table-cell>
          <table:table-cell table:formula="of:=20*LOG10([.G10]/20)" office:value-type="float" office:value="-6.99066107277502">
            <text:p>-6.990661072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[.A11]=0;0;POWER(10;([.A11]-1)*3/20))" office:value-type="float" office:value="7.94328234724282">
            <text:p>7.9432823472</text:p>
          </table:table-cell>
          <table:table-cell table:formula="of:=IF([.B11]=0;0;POWER(10;([.B11]-1)*3/20))" office:value-type="float" office:value="1.99526231496888">
            <text:p>1.995262315</text:p>
          </table:table-cell>
          <table:table-cell table:formula="of:=IF([.C11]=0;0;POWER(10;([.C11]-1)*3/20))" office:value-type="float" office:value="0">
            <text:p>0</text:p>
          </table:table-cell>
          <table:table-cell table:formula="of:=SUM([.D11:.F11])" office:value-type="float" office:value="9.9385446622117">
            <text:p>9.9385446622</text:p>
          </table:table-cell>
          <table:table-cell table:formula="of:=20*LOG10([.G11]/[.G10])" office:value-type="float" office:value="0.916517033669306">
            <text:p>0.9165170337</text:p>
          </table:table-cell>
          <table:table-cell table:formula="of:=20*LOG10([.G11]/20)" office:value-type="float" office:value="-6.07414403910571">
            <text:p>-6.074144039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IF([.A12]=0;0;POWER(10;([.A12]-1)*3/20))" office:value-type="float" office:value="11.2201845430196">
            <text:p>11.220184543</text:p>
          </table:table-cell>
          <table:table-cell table:formula="of:=IF([.B12]=0;0;POWER(10;([.B12]-1)*3/20))" office:value-type="float" office:value="0">
            <text:p>0</text:p>
          </table:table-cell>
          <table:table-cell table:formula="of:=IF([.C12]=0;0;POWER(10;([.C12]-1)*3/20))" office:value-type="float" office:value="0">
            <text:p>0</text:p>
          </table:table-cell>
          <table:table-cell table:formula="of:=SUM([.D12:.F12])" office:value-type="float" office:value="11.2201845430196">
            <text:p>11.220184543</text:p>
          </table:table-cell>
          <table:table-cell table:formula="of:=20*LOG10([.G12]/[.G11])" office:value-type="float" office:value="1.05354412582609">
            <text:p>1.0535441258</text:p>
          </table:table-cell>
          <table:table-cell table:formula="of:=20*LOG10([.G12]/20)" office:value-type="float" office:value="-5.02059991327962">
            <text:p>-5.02059991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A13]=0;0;POWER(10;([.A13]-1)*3/20))" office:value-type="float" office:value="11.2201845430196">
            <text:p>11.220184543</text:p>
          </table:table-cell>
          <table:table-cell table:formula="of:=IF([.B13]=0;0;POWER(10;([.B13]-1)*3/20))" office:value-type="float" office:value="1.41253754462275">
            <text:p>1.4125375446</text:p>
          </table:table-cell>
          <table:table-cell table:formula="of:=IF([.C13]=0;0;POWER(10;([.C13]-1)*3/20))" office:value-type="float" office:value="0">
            <text:p>0</text:p>
          </table:table-cell>
          <table:table-cell table:formula="of:=SUM([.D13:.F13])" office:value-type="float" office:value="12.6327220876424">
            <text:p>12.6327220876</text:p>
          </table:table-cell>
          <table:table-cell table:formula="of:=20*LOG10([.G13]/[.G12])" office:value-type="float" office:value="1.0299388405046">
            <text:p>1.0299388405</text:p>
          </table:table-cell>
          <table:table-cell table:formula="of:=20*LOG10([.G13]/20)" office:value-type="float" office:value="-3.99066107277502">
            <text:p>-3.990661072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[.A14]=0;0;POWER(10;([.A14]-1)*3/20))" office:value-type="float" office:value="11.2201845430196">
            <text:p>11.220184543</text:p>
          </table:table-cell>
          <table:table-cell table:formula="of:=IF([.B14]=0;0;POWER(10;([.B14]-1)*3/20))" office:value-type="float" office:value="1.99526231496888">
            <text:p>1.995262315</text:p>
          </table:table-cell>
          <table:table-cell table:formula="of:=IF([.C14]=0;0;POWER(10;([.C14]-1)*3/20))" office:value-type="float" office:value="1">
            <text:p>1</text:p>
          </table:table-cell>
          <table:table-cell table:formula="of:=SUM([.D14:.F14])" office:value-type="float" office:value="14.2154468579885">
            <text:p>14.215446858</text:p>
          </table:table-cell>
          <table:table-cell table:formula="of:=20*LOG10([.G14]/[.G13])" office:value-type="float" office:value="1.02527148245633">
            <text:p>1.0252714825</text:p>
          </table:table-cell>
          <table:table-cell table:formula="of:=20*LOG10([.G14]/20)" office:value-type="float" office:value="-2.96538959031869">
            <text:p>-2.9653895903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IF([.A15]=0;0;POWER(10;([.A15]-1)*3/20))" office:value-type="float" office:value="15.8489319246111">
            <text:p>15.8489319246</text:p>
          </table:table-cell>
          <table:table-cell table:formula="of:=IF([.B15]=0;0;POWER(10;([.B15]-1)*3/20))" office:value-type="float" office:value="0">
            <text:p>0</text:p>
          </table:table-cell>
          <table:table-cell table:formula="of:=IF([.C15]=0;0;POWER(10;([.C15]-1)*3/20))" office:value-type="float" office:value="0">
            <text:p>0</text:p>
          </table:table-cell>
          <table:table-cell table:formula="of:=SUM([.D15:.F15])" office:value-type="float" office:value="15.8489319246111">
            <text:p>15.8489319246</text:p>
          </table:table-cell>
          <table:table-cell table:formula="of:=20*LOG10([.G15]/[.G14])" office:value-type="float" office:value="0.944789677039062">
            <text:p>0.944789677</text:p>
          </table:table-cell>
          <table:table-cell table:formula="of:=20*LOG10([.G15]/20)" office:value-type="float" office:value="-2.02059991327962">
            <text:p>-2.02059991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[.A16]=0;0;POWER(10;([.A16]-1)*3/20))" office:value-type="float" office:value="15.8489319246111">
            <text:p>15.8489319246</text:p>
          </table:table-cell>
          <table:table-cell table:formula="of:=IF([.B16]=0;0;POWER(10;([.B16]-1)*3/20))" office:value-type="float" office:value="1.99526231496888">
            <text:p>1.995262315</text:p>
          </table:table-cell>
          <table:table-cell table:formula="of:=IF([.C16]=0;0;POWER(10;([.C16]-1)*3/20))" office:value-type="float" office:value="0">
            <text:p>0</text:p>
          </table:table-cell>
          <table:table-cell table:formula="of:=SUM([.D16:.F16])" office:value-type="float" office:value="17.84419423958">
            <text:p>17.8441942396</text:p>
          </table:table-cell>
          <table:table-cell table:formula="of:=20*LOG10([.G16]/[.G15])" office:value-type="float" office:value="1.0299388405046">
            <text:p>1.0299388405</text:p>
          </table:table-cell>
          <table:table-cell table:formula="of:=20*LOG10([.G16]/20)" office:value-type="float" office:value="-0.990661072775021">
            <text:p>-0.990661072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F([.A17]=0;0;POWER(10;([.A17]-1)*3/20))" office:value-type="float" office:value="15.8489319246111">
            <text:p>15.8489319246</text:p>
          </table:table-cell>
          <table:table-cell table:formula="of:=IF([.B17]=0;0;POWER(10;([.B17]-1)*3/20))" office:value-type="float" office:value="2.81838293126445">
            <text:p>2.8183829313</text:p>
          </table:table-cell>
          <table:table-cell table:formula="of:=IF([.C17]=0;0;POWER(10;([.C17]-1)*3/20))" office:value-type="float" office:value="1.41253754462275">
            <text:p>1.4125375446</text:p>
          </table:table-cell>
          <table:table-cell table:formula="of:=SUM([.D17:.F17])" office:value-type="float" office:value="20.0798524004983">
            <text:p>20.0798524005</text:p>
          </table:table-cell>
          <table:table-cell table:formula="of:=20*LOG10([.G17]/[.G16])" office:value-type="float" office:value="1.02527148245633">
            <text:p>1.0252714825</text:p>
          </table:table-cell>
          <table:table-cell table:formula="of:=20*LOG10([.G17]/20)" office:value-type="float" office:value="0.0346104096813094">
            <text:p>0.03461040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IF([.A18]=0;0;POWER(10;([.A18]-1)*3/20))" office:value-type="float" office:value="22.3872113856834">
            <text:p>22.3872113857</text:p>
          </table:table-cell>
          <table:table-cell table:formula="of:=IF([.B18]=0;0;POWER(10;([.B18]-1)*3/20))" office:value-type="float" office:value="0">
            <text:p>0</text:p>
          </table:table-cell>
          <table:table-cell table:formula="of:=IF([.C18]=0;0;POWER(10;([.C18]-1)*3/20))" office:value-type="float" office:value="0">
            <text:p>0</text:p>
          </table:table-cell>
          <table:table-cell table:formula="of:=SUM([.D18:.F18])" office:value-type="float" office:value="22.3872113856834">
            <text:p>22.3872113857</text:p>
          </table:table-cell>
          <table:table-cell table:formula="of:=20*LOG10([.G18]/[.G17])" office:value-type="float" office:value="0.944789677039069">
            <text:p>0.944789677</text:p>
          </table:table-cell>
          <table:table-cell table:formula="of:=20*LOG10([.G18]/20)" office:value-type="float" office:value="0.979400086720377">
            <text:p>0.97940008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[.A19]=0;0;POWER(10;([.A19]-1)*3/20))" office:value-type="float" office:value="22.3872113856834">
            <text:p>22.3872113857</text:p>
          </table:table-cell>
          <table:table-cell table:formula="of:=IF([.B19]=0;0;POWER(10;([.B19]-1)*3/20))" office:value-type="float" office:value="2.81838293126445">
            <text:p>2.8183829313</text:p>
          </table:table-cell>
          <table:table-cell table:formula="of:=IF([.C19]=0;0;POWER(10;([.C19]-1)*3/20))" office:value-type="float" office:value="0">
            <text:p>0</text:p>
          </table:table-cell>
          <table:table-cell table:formula="of:=SUM([.D19:.F19])" office:value-type="float" office:value="25.2055943169479">
            <text:p>25.2055943169</text:p>
          </table:table-cell>
          <table:table-cell table:formula="of:=20*LOG10([.G19]/[.G18])" office:value-type="float" office:value="1.0299388405046">
            <text:p>1.0299388405</text:p>
          </table:table-cell>
          <table:table-cell table:formula="of:=20*LOG10([.G19]/20)" office:value-type="float" office:value="2.00933892722498">
            <text:p>2.009338927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IF([.A20]=0;0;POWER(10;([.A20]-1)*3/20))" office:value-type="float" office:value="22.3872113856834">
            <text:p>22.3872113857</text:p>
          </table:table-cell>
          <table:table-cell table:formula="of:=IF([.B20]=0;0;POWER(10;([.B20]-1)*3/20))" office:value-type="float" office:value="3.98107170553497">
            <text:p>3.9810717055</text:p>
          </table:table-cell>
          <table:table-cell table:formula="of:=IF([.C20]=0;0;POWER(10;([.C20]-1)*3/20))" office:value-type="float" office:value="1.99526231496888">
            <text:p>1.995262315</text:p>
          </table:table-cell>
          <table:table-cell table:formula="of:=SUM([.D20:.F20])" office:value-type="float" office:value="28.3635454061873">
            <text:p>28.3635454062</text:p>
          </table:table-cell>
          <table:table-cell table:formula="of:=20*LOG10([.G20]/[.G19])" office:value-type="float" office:value="1.02527148245633">
            <text:p>1.0252714825</text:p>
          </table:table-cell>
          <table:table-cell table:formula="of:=20*LOG10([.G20]/20)" office:value-type="float" office:value="3.03461040968131">
            <text:p>3.034610409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IF([.A21]=0;0;POWER(10;([.A21]-1)*3/20))" office:value-type="float" office:value="31.6227766016838">
            <text:p>31.6227766017</text:p>
          </table:table-cell>
          <table:table-cell table:formula="of:=IF([.B21]=0;0;POWER(10;([.B21]-1)*3/20))" office:value-type="float" office:value="0">
            <text:p>0</text:p>
          </table:table-cell>
          <table:table-cell table:formula="of:=IF([.C21]=0;0;POWER(10;([.C21]-1)*3/20))" office:value-type="float" office:value="0">
            <text:p>0</text:p>
          </table:table-cell>
          <table:table-cell table:formula="of:=SUM([.D21:.F21])" office:value-type="float" office:value="31.6227766016838">
            <text:p>31.6227766017</text:p>
          </table:table-cell>
          <table:table-cell table:formula="of:=20*LOG10([.G21]/[.G20])" office:value-type="float" office:value="0.944789677039064">
            <text:p>0.944789677</text:p>
          </table:table-cell>
          <table:table-cell table:formula="of:=20*LOG10([.G21]/20)" office:value-type="float" office:value="3.97940008672038">
            <text:p>3.97940008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IF([.A22]=0;0;POWER(10;([.A22]-1)*3/20))" office:value-type="float" office:value="31.6227766016838">
            <text:p>31.6227766017</text:p>
          </table:table-cell>
          <table:table-cell table:formula="of:=IF([.B22]=0;0;POWER(10;([.B22]-1)*3/20))" office:value-type="float" office:value="3.98107170553497">
            <text:p>3.9810717055</text:p>
          </table:table-cell>
          <table:table-cell table:formula="of:=IF([.C22]=0;0;POWER(10;([.C22]-1)*3/20))" office:value-type="float" office:value="0">
            <text:p>0</text:p>
          </table:table-cell>
          <table:table-cell table:formula="of:=SUM([.D22:.F22])" office:value-type="float" office:value="35.6038483072188">
            <text:p>35.6038483072</text:p>
          </table:table-cell>
          <table:table-cell table:formula="of:=20*LOG10([.G22]/[.G21])" office:value-type="float" office:value="1.0299388405046">
            <text:p>1.0299388405</text:p>
          </table:table-cell>
          <table:table-cell table:formula="of:=20*LOG10([.G22]/20)" office:value-type="float" office:value="5.00933892722498">
            <text:p>5.009338927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A23]=0;0;POWER(10;([.A23]-1)*3/20))" office:value-type="float" office:value="31.6227766016838">
            <text:p>31.6227766017</text:p>
          </table:table-cell>
          <table:table-cell table:formula="of:=IF([.B23]=0;0;POWER(10;([.B23]-1)*3/20))" office:value-type="float" office:value="5.62341325190349">
            <text:p>5.6234132519</text:p>
          </table:table-cell>
          <table:table-cell table:formula="of:=IF([.C23]=0;0;POWER(10;([.C23]-1)*3/20))" office:value-type="float" office:value="2.81838293126445">
            <text:p>2.8183829313</text:p>
          </table:table-cell>
          <table:table-cell table:formula="of:=SUM([.D23:.F23])" office:value-type="float" office:value="40.0645727848517">
            <text:p>40.0645727849</text:p>
          </table:table-cell>
          <table:table-cell table:formula="of:=20*LOG10([.G23]/[.G22])" office:value-type="float" office:value="1.02527148245633">
            <text:p>1.0252714825</text:p>
          </table:table-cell>
          <table:table-cell table:formula="of:=20*LOG10([.G23]/20)" office:value-type="float" office:value="6.03461040968131">
            <text:p>6.034610409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IF([.A24]=0;0;POWER(10;([.A24]-1)*3/20))" office:value-type="float" office:value="44.6683592150963">
            <text:p>44.6683592151</text:p>
          </table:table-cell>
          <table:table-cell table:formula="of:=IF([.B24]=0;0;POWER(10;([.B24]-1)*3/20))" office:value-type="float" office:value="0">
            <text:p>0</text:p>
          </table:table-cell>
          <table:table-cell table:formula="of:=IF([.C24]=0;0;POWER(10;([.C24]-1)*3/20))" office:value-type="float" office:value="0">
            <text:p>0</text:p>
          </table:table-cell>
          <table:table-cell table:formula="of:=SUM([.D24:.F24])" office:value-type="float" office:value="44.6683592150963">
            <text:p>44.6683592151</text:p>
          </table:table-cell>
          <table:table-cell table:formula="of:=20*LOG10([.G24]/[.G23])" office:value-type="float" office:value="0.944789677039064">
            <text:p>0.944789677</text:p>
          </table:table-cell>
          <table:table-cell table:formula="of:=20*LOG10([.G24]/20)" office:value-type="float" office:value="6.97940008672037">
            <text:p>6.97940008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[.A25]=0;0;POWER(10;([.A25]-1)*3/20))" office:value-type="float" office:value="44.6683592150963">
            <text:p>44.6683592151</text:p>
          </table:table-cell>
          <table:table-cell table:formula="of:=IF([.B25]=0;0;POWER(10;([.B25]-1)*3/20))" office:value-type="float" office:value="5.62341325190349">
            <text:p>5.6234132519</text:p>
          </table:table-cell>
          <table:table-cell table:formula="of:=IF([.C25]=0;0;POWER(10;([.C25]-1)*3/20))" office:value-type="float" office:value="0">
            <text:p>0</text:p>
          </table:table-cell>
          <table:table-cell table:formula="of:=SUM([.D25:.F25])" office:value-type="float" office:value="50.2917724669998">
            <text:p>50.291772467</text:p>
          </table:table-cell>
          <table:table-cell table:formula="of:=20*LOG10([.G25]/[.G24])" office:value-type="float" office:value="1.0299388405046">
            <text:p>1.0299388405</text:p>
          </table:table-cell>
          <table:table-cell table:formula="of:=20*LOG10([.G25]/20)" office:value-type="float" office:value="8.00933892722498">
            <text:p>8.009338927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IF([.A26]=0;0;POWER(10;([.A26]-1)*3/20))" office:value-type="float" office:value="44.6683592150963">
            <text:p>44.6683592151</text:p>
          </table:table-cell>
          <table:table-cell table:formula="of:=IF([.B26]=0;0;POWER(10;([.B26]-1)*3/20))" office:value-type="float" office:value="7.94328234724282">
            <text:p>7.9432823472</text:p>
          </table:table-cell>
          <table:table-cell table:formula="of:=IF([.C26]=0;0;POWER(10;([.C26]-1)*3/20))" office:value-type="float" office:value="3.98107170553497">
            <text:p>3.9810717055</text:p>
          </table:table-cell>
          <table:table-cell table:formula="of:=SUM([.D26:.F26])" office:value-type="float" office:value="56.5927132678741">
            <text:p>56.5927132679</text:p>
          </table:table-cell>
          <table:table-cell table:formula="of:=20*LOG10([.G26]/[.G25])" office:value-type="float" office:value="1.02527148245633">
            <text:p>1.0252714825</text:p>
          </table:table-cell>
          <table:table-cell table:formula="of:=20*LOG10([.G26]/20)" office:value-type="float" office:value="9.03461040968131">
            <text:p>9.034610409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IF([.A27]=0;0;POWER(10;([.A27]-1)*3/20))" office:value-type="float" office:value="63.0957344480193">
            <text:p>63.095734448</text:p>
          </table:table-cell>
          <table:table-cell table:formula="of:=IF([.B27]=0;0;POWER(10;([.B27]-1)*3/20))" office:value-type="float" office:value="0">
            <text:p>0</text:p>
          </table:table-cell>
          <table:table-cell table:formula="of:=IF([.C27]=0;0;POWER(10;([.C27]-1)*3/20))" office:value-type="float" office:value="0">
            <text:p>0</text:p>
          </table:table-cell>
          <table:table-cell table:formula="of:=SUM([.D27:.F27])" office:value-type="float" office:value="63.0957344480193">
            <text:p>63.095734448</text:p>
          </table:table-cell>
          <table:table-cell table:formula="of:=20*LOG10([.G27]/[.G26])" office:value-type="float" office:value="0.944789677039067">
            <text:p>0.944789677</text:p>
          </table:table-cell>
          <table:table-cell table:formula="of:=20*LOG10([.G27]/20)" office:value-type="float" office:value="9.97940008672038">
            <text:p>9.97940008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IF([.A28]=0;0;POWER(10;([.A28]-1)*3/20))" office:value-type="float" office:value="63.0957344480193">
            <text:p>63.095734448</text:p>
          </table:table-cell>
          <table:table-cell table:formula="of:=IF([.B28]=0;0;POWER(10;([.B28]-1)*3/20))" office:value-type="float" office:value="7.94328234724282">
            <text:p>7.9432823472</text:p>
          </table:table-cell>
          <table:table-cell table:formula="of:=IF([.C28]=0;0;POWER(10;([.C28]-1)*3/20))" office:value-type="float" office:value="0">
            <text:p>0</text:p>
          </table:table-cell>
          <table:table-cell table:formula="of:=SUM([.D28:.F28])" office:value-type="float" office:value="71.0390167952621">
            <text:p>71.0390167953</text:p>
          </table:table-cell>
          <table:table-cell table:formula="of:=20*LOG10([.G28]/[.G27])" office:value-type="float" office:value="1.0299388405046">
            <text:p>1.0299388405</text:p>
          </table:table-cell>
          <table:table-cell table:formula="of:=20*LOG10([.G28]/20)" office:value-type="float" office:value="11.009338927225">
            <text:p>11.009338927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IF([.A29]=0;0;POWER(10;([.A29]-1)*3/20))" office:value-type="float" office:value="63.0957344480193">
            <text:p>63.095734448</text:p>
          </table:table-cell>
          <table:table-cell table:formula="of:=IF([.B29]=0;0;POWER(10;([.B29]-1)*3/20))" office:value-type="float" office:value="11.2201845430196">
            <text:p>11.220184543</text:p>
          </table:table-cell>
          <table:table-cell table:formula="of:=IF([.C29]=0;0;POWER(10;([.C29]-1)*3/20))" office:value-type="float" office:value="5.62341325190349">
            <text:p>5.6234132519</text:p>
          </table:table-cell>
          <table:table-cell table:formula="of:=SUM([.D29:.F29])" office:value-type="float" office:value="79.9393322429425">
            <text:p>79.9393322429</text:p>
          </table:table-cell>
          <table:table-cell table:formula="of:=20*LOG10([.G29]/[.G28])" office:value-type="float" office:value="1.02527148245633">
            <text:p>1.0252714825</text:p>
          </table:table-cell>
          <table:table-cell table:formula="of:=20*LOG10([.G29]/20)" office:value-type="float" office:value="12.0346104096813">
            <text:p>12.034610409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formula="of:=IF([.A30]=0;0;POWER(10;([.A30]-1)*3/20))" office:value-type="float" office:value="89.1250938133745">
            <text:p>89.1250938134</text:p>
          </table:table-cell>
          <table:table-cell table:formula="of:=IF([.B30]=0;0;POWER(10;([.B30]-1)*3/20))" office:value-type="float" office:value="0">
            <text:p>0</text:p>
          </table:table-cell>
          <table:table-cell table:formula="of:=IF([.C30]=0;0;POWER(10;([.C30]-1)*3/20))" office:value-type="float" office:value="0">
            <text:p>0</text:p>
          </table:table-cell>
          <table:table-cell table:formula="of:=SUM([.D30:.F30])" office:value-type="float" office:value="89.1250938133745">
            <text:p>89.1250938134</text:p>
          </table:table-cell>
          <table:table-cell table:formula="of:=20*LOG10([.G30]/[.G29])" office:value-type="float" office:value="0.944789677039064">
            <text:p>0.944789677</text:p>
          </table:table-cell>
          <table:table-cell table:formula="of:=20*LOG10([.G30]/20)" office:value-type="float" office:value="12.9794000867204">
            <text:p>12.97940008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IF([.A31]=0;0;POWER(10;([.A31]-1)*3/20))" office:value-type="float" office:value="89.1250938133745">
            <text:p>89.1250938134</text:p>
          </table:table-cell>
          <table:table-cell table:formula="of:=IF([.B31]=0;0;POWER(10;([.B31]-1)*3/20))" office:value-type="float" office:value="11.2201845430196">
            <text:p>11.220184543</text:p>
          </table:table-cell>
          <table:table-cell table:formula="of:=IF([.C31]=0;0;POWER(10;([.C31]-1)*3/20))" office:value-type="float" office:value="0">
            <text:p>0</text:p>
          </table:table-cell>
          <table:table-cell table:formula="of:=SUM([.D31:.F31])" office:value-type="float" office:value="100.345278356394">
            <text:p>100.3452783564</text:p>
          </table:table-cell>
          <table:table-cell table:formula="of:=20*LOG10([.G31]/[.G30])" office:value-type="float" office:value="1.0299388405046">
            <text:p>1.0299388405</text:p>
          </table:table-cell>
          <table:table-cell table:formula="of:=20*LOG10([.G31]/20)" office:value-type="float" office:value="14.009338927225">
            <text:p>14.009338927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IF([.A32]=0;0;POWER(10;([.A32]-1)*3/20))" office:value-type="float" office:value="89.1250938133745">
            <text:p>89.1250938134</text:p>
          </table:table-cell>
          <table:table-cell table:formula="of:=IF([.B32]=0;0;POWER(10;([.B32]-1)*3/20))" office:value-type="float" office:value="15.8489319246111">
            <text:p>15.8489319246</text:p>
          </table:table-cell>
          <table:table-cell table:formula="of:=IF([.C32]=0;0;POWER(10;([.C32]-1)*3/20))" office:value-type="float" office:value="7.94328234724282">
            <text:p>7.9432823472</text:p>
          </table:table-cell>
          <table:table-cell table:formula="of:=SUM([.D32:.F32])" office:value-type="float" office:value="112.917308085229">
            <text:p>112.9173080852</text:p>
          </table:table-cell>
          <table:table-cell table:formula="of:=20*LOG10([.G32]/[.G31])" office:value-type="float" office:value="1.02527148245633">
            <text:p>1.0252714825</text:p>
          </table:table-cell>
          <table:table-cell table:formula="of:=20*LOG10([.G32]/20)" office:value-type="float" office:value="15.0346104096813">
            <text:p>15.034610409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IF([.A33]=0;0;POWER(10;([.A33]-1)*3/20))" office:value-type="float" office:value="125.892541179417">
            <text:p>125.8925411794</text:p>
          </table:table-cell>
          <table:table-cell table:formula="of:=IF([.B33]=0;0;POWER(10;([.B33]-1)*3/20))" office:value-type="float" office:value="0">
            <text:p>0</text:p>
          </table:table-cell>
          <table:table-cell table:formula="of:=IF([.C33]=0;0;POWER(10;([.C33]-1)*3/20))" office:value-type="float" office:value="0">
            <text:p>0</text:p>
          </table:table-cell>
          <table:table-cell table:formula="of:=SUM([.D33:.F33])" office:value-type="float" office:value="125.892541179417">
            <text:p>125.8925411794</text:p>
          </table:table-cell>
          <table:table-cell table:formula="of:=20*LOG10([.G33]/[.G32])" office:value-type="float" office:value="0.944789677039067">
            <text:p>0.944789677</text:p>
          </table:table-cell>
          <table:table-cell table:formula="of:=20*LOG10([.G33]/20)" office:value-type="float" office:value="15.9794000867204">
            <text:p>15.97940008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IF([.A34]=0;0;POWER(10;([.A34]-1)*3/20))" office:value-type="float" office:value="125.892541179417">
            <text:p>125.8925411794</text:p>
          </table:table-cell>
          <table:table-cell table:formula="of:=IF([.B34]=0;0;POWER(10;([.B34]-1)*3/20))" office:value-type="float" office:value="15.8489319246111">
            <text:p>15.8489319246</text:p>
          </table:table-cell>
          <table:table-cell table:formula="of:=IF([.C34]=0;0;POWER(10;([.C34]-1)*3/20))" office:value-type="float" office:value="0">
            <text:p>0</text:p>
          </table:table-cell>
          <table:table-cell table:formula="of:=SUM([.D34:.F34])" office:value-type="float" office:value="141.741473104028">
            <text:p>141.741473104</text:p>
          </table:table-cell>
          <table:table-cell table:formula="of:=20*LOG10([.G34]/[.G33])" office:value-type="float" office:value="1.0299388405046">
            <text:p>1.0299388405</text:p>
          </table:table-cell>
          <table:table-cell table:formula="of:=20*LOG10([.G34]/20)" office:value-type="float" office:value="17.009338927225">
            <text:p>17.009338927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IF([.A35]=0;0;POWER(10;([.A35]-1)*3/20))" office:value-type="float" office:value="125.892541179417">
            <text:p>125.8925411794</text:p>
          </table:table-cell>
          <table:table-cell table:formula="of:=IF([.B35]=0;0;POWER(10;([.B35]-1)*3/20))" office:value-type="float" office:value="22.3872113856834">
            <text:p>22.3872113857</text:p>
          </table:table-cell>
          <table:table-cell table:formula="of:=IF([.C35]=0;0;POWER(10;([.C35]-1)*3/20))" office:value-type="float" office:value="11.2201845430196">
            <text:p>11.220184543</text:p>
          </table:table-cell>
          <table:table-cell table:formula="of:=SUM([.D35:.F35])" office:value-type="float" office:value="159.49993710812">
            <text:p>159.4999371081</text:p>
          </table:table-cell>
          <table:table-cell table:formula="of:=20*LOG10([.G35]/[.G34])" office:value-type="float" office:value="1.02527148245633">
            <text:p>1.0252714825</text:p>
          </table:table-cell>
          <table:table-cell table:formula="of:=20*LOG10([.G35]/20)" office:value-type="float" office:value="18.0346104096813">
            <text:p>18.034610409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IF([.A36]=0;0;POWER(10;([.A36]-1)*3/20))" office:value-type="float" office:value="125.892541179417">
            <text:p>125.8925411794</text:p>
          </table:table-cell>
          <table:table-cell table:formula="of:=IF([.B36]=0;0;POWER(10;([.B36]-1)*3/20))" office:value-type="float" office:value="44.6683592150963">
            <text:p>44.6683592151</text:p>
          </table:table-cell>
          <table:table-cell table:formula="of:=IF([.C36]=0;0;POWER(10;([.C36]-1)*3/20))" office:value-type="float" office:value="7.94328234724282">
            <text:p>7.9432823472</text:p>
          </table:table-cell>
          <table:table-cell table:formula="of:=SUM([.D36:.F36])" office:value-type="float" office:value="178.504182741756">
            <text:p>178.5041827418</text:p>
          </table:table-cell>
          <table:table-cell table:formula="of:=20*LOG10([.G36]/[.G35])" office:value-type="float" office:value="0.977757617698639">
            <text:p>0.9777576177</text:p>
          </table:table-cell>
          <table:table-cell table:formula="of:=20*LOG10([.G36]/20)" office:value-type="float" office:value="19.01236802738">
            <text:p>19.012368027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A37]=0;0;POWER(10;([.A37]-1)*3/20))" office:value-type="float" office:value="125.892541179417">
            <text:p>125.8925411794</text:p>
          </table:table-cell>
          <table:table-cell table:formula="of:=IF([.B37]=0;0;POWER(10;([.B37]-1)*3/20))" office:value-type="float" office:value="63.0957344480193">
            <text:p>63.095734448</text:p>
          </table:table-cell>
          <table:table-cell table:formula="of:=IF([.C37]=0;0;POWER(10;([.C37]-1)*3/20))" office:value-type="float" office:value="11.2201845430196">
            <text:p>11.220184543</text:p>
          </table:table-cell>
          <table:table-cell table:formula="of:=SUM([.D37:.F37])" office:value-type="float" office:value="200.208460170456">
            <text:p>200.2084601705</text:p>
          </table:table-cell>
          <table:table-cell table:formula="of:=20*LOG10([.G37]/[.G36])" office:value-type="float" office:value="0.996680567932066">
            <text:p>0.9966805679</text:p>
          </table:table-cell>
          <table:table-cell table:formula="of:=20*LOG10([.G37]/20)" office:value-type="float" office:value="20.009048595312">
            <text:p>20.009048595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A38]=0;0;POWER(10;([.A38]-1)*3/20))" office:value-type="float" office:value="125.892541179417">
            <text:p>125.8925411794</text:p>
          </table:table-cell>
          <table:table-cell table:formula="of:=IF([.B38]=0;0;POWER(10;([.B38]-1)*3/20))" office:value-type="float" office:value="89.1250938133745">
            <text:p>89.1250938134</text:p>
          </table:table-cell>
          <table:table-cell table:formula="of:=IF([.C38]=0;0;POWER(10;([.C38]-1)*3/20))" office:value-type="float" office:value="11.2201845430196">
            <text:p>11.220184543</text:p>
          </table:table-cell>
          <table:table-cell table:formula="of:=SUM([.D38:.F38])" office:value-type="float" office:value="226.237819535811">
            <text:p>226.2378195358</text:p>
          </table:table-cell>
          <table:table-cell table:formula="of:=20*LOG10([.G38]/[.G37])" office:value-type="float" office:value="1.06165562015459">
            <text:p>1.0616556202</text:p>
          </table:table-cell>
          <table:table-cell table:formula="of:=20*LOG10([.G38]/20)" office:value-type="float" office:value="21.0707042154666">
            <text:p>21.0707042155</text:p>
          </table:table-cell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IF([.A39]=0;0;POWER(10;([.A39]-1)*3/20))" office:value-type="float" office:value="125.892541179417">
            <text:p>125.8925411794</text:p>
          </table:table-cell>
          <table:table-cell table:formula="of:=IF([.B39]=0;0;POWER(10;([.B39]-1)*3/20))" office:value-type="float" office:value="125.892541179417">
            <text:p>125.8925411794</text:p>
          </table:table-cell>
          <table:table-cell table:formula="of:=IF([.C39]=0;0;POWER(10;([.C39]-1)*3/20))" office:value-type="float" office:value="1.99526231496888">
            <text:p>1.995262315</text:p>
          </table:table-cell>
          <table:table-cell table:formula="of:=SUM([.D39:.F39])" office:value-type="float" office:value="253.780344673802">
            <text:p>253.7803446738</text:p>
          </table:table-cell>
          <table:table-cell table:formula="of:=20*LOG10([.G39]/[.G38])" office:value-type="float" office:value="0.99785552900715">
            <text:p>0.997855529</text:p>
          </table:table-cell>
          <table:table-cell table:formula="of:=20*LOG10([.G39]/20)" office:value-type="float" office:value="22.0685597444738">
            <text:p>22.0685597445</text:p>
          </table:table-cell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IF([.A40]=0;0;POWER(10;([.A40]-1)*3/20))" office:value-type="float" office:value="125.892541179417">
            <text:p>125.8925411794</text:p>
          </table:table-cell>
          <table:table-cell table:formula="of:=IF([.B40]=0;0;POWER(10;([.B40]-1)*3/20))" office:value-type="float" office:value="125.892541179417">
            <text:p>125.8925411794</text:p>
          </table:table-cell>
          <table:table-cell table:formula="of:=IF([.C40]=0;0;POWER(10;([.C40]-1)*3/20))" office:value-type="float" office:value="31.6227766016838">
            <text:p>31.6227766017</text:p>
          </table:table-cell>
          <table:table-cell table:formula="of:=SUM([.D40:.F40])" office:value-type="float" office:value="283.407858960517">
            <text:p>283.4078589605</text:p>
          </table:table-cell>
          <table:table-cell table:formula="of:=20*LOG10([.G40]/[.G39])" office:value-type="float" office:value="0.959078125391657">
            <text:p>0.9590781254</text:p>
          </table:table-cell>
          <table:table-cell table:formula="of:=20*LOG10([.G40]/20)" office:value-type="float" office:value="23.0276378698654">
            <text:p>23.0276378699</text:p>
          </table:table-cell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[.A41]=0;0;POWER(10;([.A41]-1)*3/20))" office:value-type="float" office:value="125.892541179417">
            <text:p>125.8925411794</text:p>
          </table:table-cell>
          <table:table-cell table:formula="of:=IF([.B41]=0;0;POWER(10;([.B41]-1)*3/20))" office:value-type="float" office:value="125.892541179417">
            <text:p>125.8925411794</text:p>
          </table:table-cell>
          <table:table-cell table:formula="of:=IF([.C41]=0;0;POWER(10;([.C41]-1)*3/20))" office:value-type="float" office:value="63.0957344480193">
            <text:p>63.095734448</text:p>
          </table:table-cell>
          <table:table-cell table:formula="of:=SUM([.D41:.F41])" office:value-type="float" office:value="314.880816806853">
            <text:p>314.8808168069</text:p>
          </table:table-cell>
          <table:table-cell table:formula="of:=20*LOG10([.G41]/[.G40])" office:value-type="float" office:value="0.914686283272751">
            <text:p>0.9146862833</text:p>
          </table:table-cell>
          <table:table-cell table:formula="of:=20*LOG10([.G41]/20)" office:value-type="float" office:value="23.9423241531382">
            <text:p>23.9423241531</text:p>
          </table:table-cell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IF([.A42]=0;0;POWER(10;([.A42]-1)*3/20))" office:value-type="float" office:value="125.892541179417">
            <text:p>125.8925411794</text:p>
          </table:table-cell>
          <table:table-cell table:formula="of:=IF([.B42]=0;0;POWER(10;([.B42]-1)*3/20))" office:value-type="float" office:value="125.892541179417">
            <text:p>125.8925411794</text:p>
          </table:table-cell>
          <table:table-cell table:formula="of:=IF([.C42]=0;0;POWER(10;([.C42]-1)*3/20))" office:value-type="float" office:value="89.1250938133745">
            <text:p>89.1250938134</text:p>
          </table:table-cell>
          <table:table-cell table:formula="of:=SUM([.D42:.F42])" office:value-type="float" office:value="340.910176172208">
            <text:p>340.9101761722</text:p>
          </table:table-cell>
          <table:table-cell table:formula="of:=20*LOG10([.G42]/[.G41])" office:value-type="float" office:value="0.689875235923354">
            <text:p>0.6898752359</text:p>
          </table:table-cell>
          <table:table-cell table:formula="of:=20*LOG10([.G42]/20)" office:value-type="float" office:value="24.6321993890615">
            <text:p>24.6321993891</text:p>
          </table:table-cell>
        </table:table-row>
        <table:table-row table:style-name="ro2">
          <table:table-cell table:number-columns-repeated="3" office:value-type="float" office:value="15">
            <text:p>15</text:p>
          </table:table-cell>
          <table:table-cell table:formula="of:=IF([.A43]=0;0;POWER(10;([.A43]-1)*3/20))" office:value-type="float" office:value="125.892541179417">
            <text:p>125.8925411794</text:p>
          </table:table-cell>
          <table:table-cell table:formula="of:=IF([.B43]=0;0;POWER(10;([.B43]-1)*3/20))" office:value-type="float" office:value="125.892541179417">
            <text:p>125.8925411794</text:p>
          </table:table-cell>
          <table:table-cell table:formula="of:=IF([.C43]=0;0;POWER(10;([.C43]-1)*3/20))" office:value-type="float" office:value="125.892541179417">
            <text:p>125.8925411794</text:p>
          </table:table-cell>
          <table:table-cell table:formula="of:=SUM([.D43:.F43])" office:value-type="float" office:value="377.67762353825">
            <text:p>377.6776235383</text:p>
          </table:table-cell>
          <table:table-cell table:formula="of:=20*LOG10([.G43]/[.G42])" office:value-type="float" office:value="0.889625792052108">
            <text:p>0.8896257921</text:p>
          </table:table-cell>
          <table:table-cell table:formula="of:=20*LOG10([.G43]/20)" office:value-type="float" office:value="25.5218251811136">
            <text:p>25.52182518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2018-09-03</text:date>, <text:time>20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 Smith</meta:initial-creator>
    <meta:creation-date>2018-09-03T17:46:14.33</meta:creation-date>
    <dc:date>2018-09-03T20:28:17.53</dc:date>
    <dc:creator>Brad Smith</dc:creator>
    <meta:editing-duration>PT9M14S</meta:editing-duration>
    <meta:editing-cycles>4</meta:editing-cycles>
    <meta:generator>OpenOffice/4.1.1$Win32 OpenOffice.org_project/411m6$Build-9775</meta:generator>
    <meta:document-statistic meta:table-count="3" meta:cell-count="384" meta:object-count="0"/>
  </office:meta>
</office:document-meta>
</file>